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c5e" officeooo:paragraph-rsid="000cac5e"/>
    </style:style>
    <style:style style:name="P2" style:family="paragraph" style:parent-style-name="Standard">
      <style:text-properties officeooo:rsid="000de2d8" officeooo:paragraph-rsid="000de2d8"/>
    </style:style>
    <style:style style:name="P3" style:family="paragraph" style:parent-style-name="Standard">
      <style:text-properties officeooo:rsid="000edce7" officeooo:paragraph-rsid="000edce7"/>
    </style:style>
    <style:style style:name="P4" style:family="paragraph" style:parent-style-name="Standard">
      <style:text-properties officeooo:rsid="000edce7" officeooo:paragraph-rsid="0013b5cb"/>
    </style:style>
    <style:style style:name="P5" style:family="paragraph" style:parent-style-name="Standard">
      <style:text-properties officeooo:rsid="000edce7" officeooo:paragraph-rsid="0016cd85"/>
    </style:style>
    <style:style style:name="P6" style:family="paragraph" style:parent-style-name="Standard">
      <style:text-properties officeooo:rsid="0010e4c3" officeooo:paragraph-rsid="0010e4c3"/>
    </style:style>
    <style:style style:name="P7" style:family="paragraph" style:parent-style-name="Standard">
      <style:text-properties officeooo:rsid="0010e4c3" officeooo:paragraph-rsid="0013b5cb"/>
    </style:style>
    <style:style style:name="P8" style:family="paragraph" style:parent-style-name="Standard">
      <style:text-properties officeooo:rsid="00115595" officeooo:paragraph-rsid="000edce7"/>
    </style:style>
    <style:style style:name="P9" style:family="paragraph" style:parent-style-name="Standard">
      <style:text-properties officeooo:rsid="00115595" officeooo:paragraph-rsid="00115595"/>
    </style:style>
    <style:style style:name="P10" style:family="paragraph" style:parent-style-name="Standard">
      <style:text-properties officeooo:rsid="00115595" officeooo:paragraph-rsid="00186462"/>
    </style:style>
    <style:style style:name="P11" style:family="paragraph" style:parent-style-name="Standard">
      <style:text-properties officeooo:rsid="00115595" officeooo:paragraph-rsid="001fd821"/>
    </style:style>
    <style:style style:name="P12" style:family="paragraph" style:parent-style-name="Standard">
      <style:text-properties fo:font-weight="bold" officeooo:rsid="00115595" officeooo:paragraph-rsid="00115595" style:font-weight-asian="bold" style:font-weight-complex="bold"/>
    </style:style>
    <style:style style:name="P13" style:family="paragraph" style:parent-style-name="Standard">
      <style:text-properties fo:font-weight="normal" officeooo:rsid="00115595" officeooo:paragraph-rsid="00115595" style:font-weight-asian="normal" style:font-weight-complex="normal"/>
    </style:style>
    <style:style style:name="P14" style:family="paragraph" style:parent-style-name="Standard">
      <style:text-properties officeooo:rsid="001a267d" officeooo:paragraph-rsid="001a267d"/>
    </style:style>
    <style:style style:name="P15" style:family="paragraph" style:parent-style-name="Standard">
      <style:text-properties officeooo:rsid="001bf08d" officeooo:paragraph-rsid="001bf08d"/>
    </style:style>
    <style:style style:name="P16" style:family="paragraph" style:parent-style-name="Standard" style:list-style-name="L1">
      <style:text-properties officeooo:rsid="000cac5e" officeooo:paragraph-rsid="000cac5e"/>
    </style:style>
    <style:style style:name="P17" style:family="paragraph" style:parent-style-name="Standard" style:list-style-name="L2">
      <style:text-properties officeooo:rsid="000de2d8" officeooo:paragraph-rsid="000de2d8"/>
    </style:style>
    <style:style style:name="P18" style:family="paragraph" style:parent-style-name="Standard" style:list-style-name="L3">
      <style:text-properties officeooo:rsid="000edce7" officeooo:paragraph-rsid="000edce7"/>
    </style:style>
    <style:style style:name="P19" style:family="paragraph" style:parent-style-name="Standard" style:list-style-name="L3">
      <style:text-properties officeooo:rsid="000edce7" officeooo:paragraph-rsid="0013b5cb"/>
    </style:style>
    <style:style style:name="P20" style:family="paragraph" style:parent-style-name="Standard" style:list-style-name="L3">
      <style:text-properties officeooo:rsid="000edce7" officeooo:paragraph-rsid="0016cd85"/>
    </style:style>
    <style:style style:name="P21" style:family="paragraph" style:parent-style-name="Standard" style:list-style-name="L3">
      <style:text-properties officeooo:rsid="000edce7" officeooo:paragraph-rsid="00218917"/>
    </style:style>
    <style:style style:name="P22" style:family="paragraph" style:parent-style-name="Standard" style:list-style-name="L4">
      <style:text-properties officeooo:rsid="000edce7" officeooo:paragraph-rsid="000edce7"/>
    </style:style>
    <style:style style:name="P23" style:family="paragraph" style:parent-style-name="Standard">
      <style:text-properties officeooo:rsid="000edce7" officeooo:paragraph-rsid="00218917"/>
    </style:style>
    <style:style style:name="P24" style:family="paragraph" style:parent-style-name="Standard">
      <style:text-properties officeooo:rsid="00218917" officeooo:paragraph-rsid="00218917"/>
    </style:style>
    <style:style style:name="P25" style:family="paragraph" style:parent-style-name="Standard" style:list-style-name="L3">
      <style:text-properties officeooo:rsid="00218917" officeooo:paragraph-rsid="00218917"/>
    </style:style>
    <style:style style:name="T1" style:family="text">
      <style:text-properties officeooo:rsid="000de2d8"/>
    </style:style>
    <style:style style:name="T2" style:family="text">
      <style:text-properties officeooo:rsid="000edce7"/>
    </style:style>
    <style:style style:name="T3" style:family="text">
      <style:text-properties officeooo:rsid="001029c0"/>
    </style:style>
    <style:style style:name="T4" style:family="text">
      <style:text-properties officeooo:rsid="0010e4c3"/>
    </style:style>
    <style:style style:name="T5" style:family="text">
      <style:text-properties fo:font-weight="normal" officeooo:rsid="001fd821" style:font-weight-asian="normal" style:font-weight-complex="normal"/>
    </style:style>
    <style:style style:name="T6" style:family="text">
      <style:text-properties officeooo:rsid="0016cd85"/>
    </style:style>
    <style:style style:name="T7" style:family="text">
      <style:text-properties officeooo:rsid="001bf08d"/>
    </style:style>
    <style:style style:name="T8" style:family="text">
      <style:text-properties officeooo:rsid="001fd8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ARDWARE:</text:p>
      <text:p text:style-name="P13">The wiring diagram attached should be used. <text:s/>Hereafter, sensor packages will be referred to as either:</text:p>
      <text:p text:style-name="P13">Series 1: Six MCP9808 temperature sensors in parallel <text:span text:style-name="T8">(all on the same I2C bus).</text:span></text:p>
      <text:p text:style-name="P11">Series 2: Four MCP9808 temperature sensors in parallel <text:span text:style-name="T5">(all on the same I2C bus)</text:span>, and two SHT75 humidity sensors as shown on pinout.</text:p>
      <text:p text:style-name="P9"/>
      <text:p text:style-name="P10">(Facing SHT75:</text:p>
      <text:p text:style-name="P10">Pin 1 <text:span text:style-name="T7">(DATA) </text:span><text:s/>connects to CLK</text:p>
      <text:p text:style-name="P10">Pin 2 <text:span text:style-name="T7">(VCC) </text:span><text:s/>connects to 3v3</text:p>
      <text:p text:style-name="P9">Pin 3 <text:span text:style-name="T7">(GND) </text:span><text:s/>connects to GND</text:p>
      <text:p text:style-name="P9">Pin 4 <text:span text:style-name="T7">(SYSCLK)</text:span> connects to data pin</text:p>
      <text:p text:style-name="P9"/>
      <text:p text:style-name="P15">ANY GPIO PIN SHOULD WORK WITH THE DATA PIN FOR THE sht_sensor LIBRARY.</text:p>
      <text:p text:style-name="P14">NOTE THAT GPIO PINS 4, 5, 6, 7, 8 AND 15 WORK WITH THE SCLK PINS WITH THE <text:s/>sht_sensor LIBRAR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SOFTWARE</text:p>
      <text:p text:style-name="P1">Regardless of Raspbian distribution, do the following list of commands.</text:p>
      <text:p text:style-name="P1"/>
      <text:p text:style-name="P1">(Most commands require the prefix sudo – this is short for super-user-do, and is the command that allows the user to run programs/make modifications to the OS as a superuser (highest authority).</text:p>
      <text:p text:style-name="P1"/>
      <text:p text:style-name="P1">(apt stands for advanced packaging tool, and is a host of tools that allows installation of packages onto the linux-based operating system.)</text:p>
      <text:p text:style-name="P1"/>
      <text:p text:style-name="P1"><text:span text:style-name="T2">To use I2C devices</text:span>:</text:p>
      <text:p text:style-name="P1"/>
      <text:p text:style-name="P1">In terminal, type the following:</text:p>
      <text:list xml:id="list1851998631237453854" text:style-name="L1">
        <text:list-item>
          <text:p text:style-name="P16">sudo apt-get update</text:p>
        </text:list-item>
        <text:list-item>
          <text:p text:style-name="P16">sudo apt-get upgrade</text:p>
        </text:list-item>
        <text:list-item>
          <text:p text:style-name="P16">sudo apt-get install -y python-smbus</text:p>
        </text:list-item>
        <text:list-item>
          <text:p text:style-name="P16">sudo apt-get install -y i2c-tools</text:p>
        </text:list-item>
        <text:list-item>
          <text:p text:style-name="P16">sudo raspi-config</text:p>
        </text:list-item>
      </text:list>
      <text:p text:style-name="P1">Follow the prompts to install i2c support.</text:p>
      <text:p text:style-name="P1">Go to <text:span text:style-name="T1">interface options, or advanced options.</text:span></text:p>
      <text:p text:style-name="P2">Select the I2C option.</text:p>
      <text:p text:style-name="P2">Select enable.</text:p>
      <text:p text:style-name="P6">Restart the Pi.</text:p>
      <text:p text:style-name="P2">To test I2C (and see which peripherals are connected) <text:span text:style-name="T4">go into terminal and </text:span>type:</text:p>
      <text:list xml:id="list5717458449269215537" text:style-name="L2">
        <text:list-item>
          <text:p text:style-name="P17">sudo i2cdetect -y 1</text:p>
        </text:list-item>
      </text:list>
      <text:p text:style-name="P2"/>
      <text:p text:style-name="P3">In order to use the MCP9808 <text:span text:style-name="T3">Device</text:span>:</text:p>
      <text:p text:style-name="P6">In terminal, type the following:</text:p>
      <text:list xml:id="list3628524203512660466" text:style-name="L3">
        <text:list-item>
          <text:p text:style-name="P18"><text:soft-page-break/>sudo apt-get update</text:p>
        </text:list-item>
        <text:list-item>
          <text:p text:style-name="P18">sudo apt-get install build-essential python-dev python-pip python-smbus git</text:p>
        </text:list-item>
        <text:list-item>
          <text:p text:style-name="P18">sudo pip istall Rpi.GPIO</text:p>
        </text:list-item>
      </text:list>
      <text:p text:style-name="P3">You must download the library to your home directory and install it:</text:p>
      <text:list xml:id="list6340529292109693093" text:style-name="L4">
        <text:list-item>
          <text:p text:style-name="P22">cd ~</text:p>
        </text:list-item>
        <text:list-item>
          <text:p text:style-name="P22">git clone <text:a xlink:type="simple" xlink:href="https://github.com/adafruit/Adafruit_Python_MCP9808.git" text:style-name="Internet_20_link" text:visited-style-name="Visited_20_Internet_20_Link">https://github.com/adafruit/Adafruit_Python_MCP9808.git</text:a></text:p>
        </text:list-item>
        <text:list-item>
          <text:p text:style-name="P22">cd Adafruit_Python_MCP9808</text:p>
        </text:list-item>
        <text:list-item>
          <text:p text:style-name="P22">sudo python setup.py install</text:p>
        </text:list-item>
      </text:list>
      <text:p text:style-name="P8"/>
      <text:p text:style-name="P8"/>
      <text:p text:style-name="P4">In order to use the S<text:span text:style-name="T3">HT75 D</text:span>evice:</text:p>
      <text:p text:style-name="P7">In terminal, type the following:</text:p>
      <text:list xml:id="list60420310031144" text:continue-list="list3628524203512660466" text:style-name="L3">
        <text:list-item>
          <text:p text:style-name="P19">cd~</text:p>
        </text:list-item>
        <text:list-item>
          <text:p text:style-name="P20">wget <text:a xlink:type="simple" xlink:href="https://pypi.python.org/packages/source/r/rpiSht1x/rpiSht1x-1.2.tar.gz" text:style-name="Internet_20_link" text:visited-style-name="Visited_20_Internet_20_Link"><text:span text:style-name="T6">https://pypi.python.org/packages/source/r/rpiSht1x/rpiSht1x-1.2.tar.gz</text:span></text:a></text:p>
        </text:list-item>
        <text:list-item>
          <text:p text:style-name="P20">sudo gunzip rpiSht1x-1.2.tar.gz</text:p>
        </text:list-item>
        <text:list-item>
          <text:p text:style-name="P20">sudo tar -xvf rpiSht1x-1.2.tar</text:p>
        </text:list-item>
        <text:list-item>
          <text:p text:style-name="P20">cd rpiSht1x-1.2/</text:p>
        </text:list-item>
        <text:list-item>
          <text:p text:style-name="P20">sudo python setup.py install</text:p>
        </text:list-item>
        <text:list-item>
          <text:p text:style-name="P20">cd ..</text:p>
        </text:list-item>
        <text:list-item>
          <text:p text:style-name="P20">rm rpiSht1x-1.2.tar</text:p>
        </text:list-item>
        <text:list-item>
          <text:p text:style-name="P20">sudo rm -rf rpiSht1x</text:p>
        </text:list-item>
      </text:list>
      <text:p text:style-name="P5"/>
      <text:p text:style-name="P24">In order to use the plotting libraries:</text:p>
      <text:p text:style-name="P24">In terminal, type the following:</text:p>
      <text:list xml:id="list60419857150946" text:continue-numbering="true" text:style-name="L3">
        <text:list-item>
          <text:p text:style-name="P25">sudo pip install matplotlib</text:p>
        </text:list-item>
        <text:list-item>
          <text:p text:style-name="P25">sudo pip install numpy</text:p>
        </text:list-item>
        <text:list-item>
          <text:p text:style-name="P21"/>
        </text:list-item>
      </text:list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22:20:03.510964374</meta:creation-date>
    <dc:date>2017-07-04T06:03:59.122492018</dc:date>
    <meta:editing-duration>PT10H17M4S</meta:editing-duration>
    <meta:editing-cycles>16</meta:editing-cycles>
    <meta:generator>LibreOffice/4.3.3.2$Linux_ARM_EABI LibreOffice_project/430m0$Build-2</meta:generator>
    <meta:document-statistic meta:table-count="0" meta:image-count="0" meta:object-count="0" meta:page-count="2" meta:paragraph-count="55" meta:word-count="377" meta:character-count="2260" meta:non-whitespace-character-count="1956"/>
  </office:meta>
</office:document-meta>
</file>